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平均値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S.D.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>
            <text:p>①</text:p>
          </table:table-cell>
          <table:table-cell table:style-name="Default"/>
        </table:table-row>
        <table:table-row table:style-name="ro1">
          <table:table-cell office:value-type="string">
            <text:p>val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平均値からの差分</text:p>
          </table:table-cell>
          <table:table-cell table:formula="of:= [.B5] - [.B1]" office:value-type="float" office:value="-10">
            <text:p>-10</text:p>
          </table:table-cell>
        </table:table-row>
        <table:table-row table:style-name="ro1">
          <table:table-cell office:value-type="string">
            <text:p>S.D. ×</text:p>
          </table:table-cell>
          <table:table-cell table:formula="of:= ABS([.B6]) / [.B2]" office:value-type="float" office:value="1">
            <text:p>1</text:p>
          </table:table-cell>
        </table:table-row>
        <table:table-row table:style-name="ro1">
          <table:table-cell office:value-type="string">
            <text:p>データの特殊性</text:p>
          </table:table-cell>
          <table:table-cell office:value-type="string">
            <text:p>月並み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>
            <text:p>②</text:p>
          </table:table-cell>
          <table:table-cell table:style-name="Default"/>
        </table:table-row>
        <table:table-row table:style-name="ro1">
          <table:table-cell office:value-type="string">
            <text:p>val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平均値からの差分</text:p>
          </table:table-cell>
          <table:table-cell table:formula="of:= [.B11] - [.B1]" office:value-type="float" office:value="25">
            <text:p>25</text:p>
          </table:table-cell>
        </table:table-row>
        <table:table-row table:style-name="ro1">
          <table:table-cell office:value-type="string">
            <text:p>S.D. ×</text:p>
          </table:table-cell>
          <table:table-cell table:formula="of:= ABS([.B12]) / [.B2]" office:value-type="float" office:value="2.5">
            <text:p>2.5</text:p>
          </table:table-cell>
        </table:table-row>
        <table:table-row table:style-name="ro1">
          <table:table-cell office:value-type="string">
            <text:p>データの特殊性</text:p>
          </table:table-cell>
          <table:table-cell office:value-type="string">
            <text:p>特殊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7:07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6T17:07:46.28</dc:date>
    <meta:editing-duration>PT44M44S</meta:editing-duration>
    <meta:editing-cycles>8</meta:editing-cycles>
    <meta:generator>OpenOffice/4.1.6$Win32 OpenOffice.org_project/416m1$Build-9790</meta:generator>
    <meta:document-statistic meta:table-count="1" meta:cell-count="22" meta:object-count="0"/>
  </office:meta>
</office:document-meta>
</file>